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b4b69" officeooo:paragraph-rsid="000b4b69" style:font-size-asian="12.25pt" style:font-size-complex="14pt"/>
    </style:style>
    <style:style style:name="P2" style:family="paragraph" style:parent-style-name="Standard">
      <style:paragraph-properties fo:text-align="center" style:justify-single-word="false"/>
      <style:text-properties fo:font-size="12pt" officeooo:rsid="000b4b69" officeooo:paragraph-rsid="000b4b69" style:font-size-asian="10.5pt" style:font-size-complex="12pt"/>
    </style:style>
    <style:style style:name="P3" style:family="paragraph" style:parent-style-name="Standard">
      <style:paragraph-properties fo:text-align="start" style:justify-single-word="false"/>
      <style:text-properties fo:font-size="12pt" fo:font-weight="bold" officeooo:rsid="000b4b69" officeooo:paragraph-rsid="000b4b69"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dd65c" officeooo:paragraph-rsid="000dd65c"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dec5b" officeooo:paragraph-rsid="000dec5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0b4b69" officeooo:paragraph-rsid="000b4b6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b4b69" officeooo:paragraph-rsid="0010e92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f0bf1" officeooo:paragraph-rsid="000f0bf1" style:font-size-asian="10.5pt" style:font-weight-asian="normal" style:font-size-complex="12pt"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0d39e0"/>
    </style:style>
    <style:style style:name="T4" style:family="text">
      <style:text-properties officeooo:rsid="000ff68e"/>
    </style:style>
    <style:style style:name="T5" style:family="text">
      <style:text-properties officeooo:rsid="0010e9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utrition Trends</text:p>
      <text:p text:style-name="P1"/>
      <text:p text:style-name="P2">December 2<text:span text:style-name="T1">nd</text:span> ,2019</text:p>
      <text:p text:style-name="P2"/>
      <text:p text:style-name="P3">1. Introduction and Background</text:p>
      <text:p text:style-name="P3"/>
      <text:p text:style-name="P7">Nutritional data <text:span text:style-name="T5">has been</text:span> readily accessible for the general populous <text:span text:style-name="T3">on almost every product available for a long time. But ironically general nutritional instruction on nutrition was scarce. The food pyramid had been used as the standard but it has been discovered that it is not the best balance for food intake. With more resources available through the internet, people are finding out more about the quantities of macro and micro nutrients that they should be consuming and diets are becoming more personalized than ever. </text:span></text:p>
      <text:p text:style-name="P7"/>
      <text:p text:style-name="P7"><text:span text:style-name="T3"><text:s/>and <text:s/>Keeping track of the macro and micro nutrients of each ingredient in a meal can be difficult and tedious. We would like to have a program that can easily draw ingredients and quantities and tally the nutritional value for each recipe. </text:span></text:p>
      <text:p text:style-name="P8">We have gathered recipes that are categorized by cooking style (ex: Fish,Crawfish,Eggs,etc.). We have parsed through to get the ingredients, measurements, and quantities and pulled the nutritional data for said ingredients. <text:span text:style-name="T4">With this data we are hoping to see trends in the different categories </text:span></text:p>
      <text:p text:style-name="P6"/>
      <text:p text:style-name="P6"/>
      <text:p text:style-name="P6"/>
      <text:p text:style-name="P6"/>
      <text:p text:style-name="P3">2. Data Collection:</text:p>
      <text:p text:style-name="P4"/>
      <text:p text:style-name="P3"/>
      <text:p text:style-name="P3"/>
      <text:p text:style-name="P3"/>
      <text:p text:style-name="P3"/>
      <text:p text:style-name="P3">3. Data Visualization:</text:p>
      <text:p text:style-name="P3"/>
      <text:p text:style-name="P3"/>
      <text:p text:style-name="P3"/>
      <text:p text:style-name="P5">measurements </text:p>
      <text:p text:style-name="P3"/>
      <text:p text:style-name="P3">4.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6:25:49.077244143</meta:creation-date>
    <dc:date>2019-12-02T23:32:13.655540203</dc:date>
    <meta:editing-duration>PT2H44M43S</meta:editing-duration>
    <meta:editing-cycles>1</meta:editing-cycles>
    <meta:document-statistic meta:table-count="0" meta:image-count="0" meta:object-count="0" meta:page-count="1" meta:paragraph-count="10" meta:word-count="189" meta:character-count="1195" meta:non-whitespace-character-count="1010"/>
    <meta:generator>LibreOffice/5.3.6.1$Linux_X86_64 LibreOffice_project/30$Build-1</meta:generator>
  </office:meta>
</office:document-meta>
</file>